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font-size="8pt" officeooo:rsid="00210873" officeooo:paragraph-rsid="00210873" style:font-size-asian="8pt" style:font-size-complex="8pt"/>
    </style:style>
    <style:style style:name="P2" style:family="paragraph" style:parent-style-name="Standard">
      <style:text-properties officeooo:rsid="001fd4ab" officeooo:paragraph-rsid="001fd4ab"/>
    </style:style>
    <style:style style:name="P3" style:family="paragraph" style:parent-style-name="Standard">
      <style:text-properties officeooo:rsid="00210873" officeooo:paragraph-rsid="00210873"/>
    </style:style>
    <style:style style:name="P4" style:family="paragraph" style:parent-style-name="Standard">
      <style:text-properties style:font-name="Verdana" fo:font-size="13pt" fo:font-weight="bold" officeooo:rsid="001fd4ab" officeooo:paragraph-rsid="001fd4ab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solid" draw:fill-color="#dddddd"/>
      <style:paragraph-properties fo:background-color="#dddddd" style:shadow="none" style:writing-mode="page"/>
      <style:text-properties style:font-name="Verdana" fo:font-size="13pt" fo:font-weight="bold" officeooo:rsid="00210873" officeooo:paragraph-rsid="00210873" style:font-size-asian="13pt" style:font-weight-asian="bold" style:font-size-complex="13pt" style:font-weight-complex="bold"/>
    </style:style>
    <style:style style:name="P6" style:family="paragraph" style:parent-style-name="Table_20_Contents">
      <style:text-properties officeooo:rsid="00210873" officeooo:paragraph-rsid="00210873"/>
    </style:style>
    <style:style style:name="P7" style:family="paragraph" style:parent-style-name="Standard" style:list-style-name="L1">
      <style:text-properties officeooo:rsid="001fd4ab" officeooo:paragraph-rsid="001fd4ab"/>
    </style:style>
    <style:style style:name="P8" style:family="paragraph" style:parent-style-name="Standard" style:list-style-name="L1">
      <style:text-properties fo:font-style="normal" officeooo:rsid="001fd4ab" officeooo:paragraph-rsid="001fd4ab" style:font-style-asian="normal" style:font-style-complex="normal"/>
    </style:style>
    <style:style style:name="P9" style:family="paragraph" style:parent-style-name="Standard">
      <style:text-properties fo:font-style="normal" officeooo:rsid="001fd4ab" officeooo:paragraph-rsid="001fd4ab" style:font-style-asian="normal" style:font-style-complex="normal"/>
    </style:style>
    <style:style style:name="P10" style:family="paragraph" style:parent-style-name="Standard">
      <style:text-properties fo:font-style="normal" officeooo:rsid="00210873" officeooo:paragraph-rsid="00210873" style:font-style-asian="normal" style:font-style-complex="normal"/>
    </style:style>
    <style:style style:name="P11" style:family="paragraph" style:parent-style-name="Standard_20__28_user_29_">
      <style:text-properties fo:font-style="normal" officeooo:rsid="001fd4ab" officeooo:paragraph-rsid="001fd4ab" style:font-style-asian="normal" style:font-style-complex="normal"/>
    </style:style>
    <style:style style:name="P12" style:family="paragraph" style:parent-style-name="Standard_20__28_user_29_">
      <style:paragraph-properties fo:margin-left="0cm" fo:margin-right="0cm" fo:text-indent="0cm" style:auto-text-indent="false" style:writing-mode="lr-tb"/>
    </style:style>
    <style:style style:name="P13" style:family="paragraph" style:parent-style-name="Standard_20__28_user_29_" style:list-style-name="WWNum1a">
      <style:paragraph-properties fo:margin-left="1.27cm" fo:margin-right="0cm" fo:text-indent="-0.635cm" style:auto-text-indent="false" style:writing-mode="lr-tb"/>
    </style:style>
    <style:style style:name="P14" style:family="paragraph" style:parent-style-name="Standard_20__28_user_29_" style:list-style-name="WWNum1a">
      <style:paragraph-properties fo:margin-left="1.905cm" fo:margin-right="0cm" fo:text-indent="-0.635cm" style:auto-text-indent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962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0873" style:font-style-asian="normal" style:font-style-complex="normal"/>
    </style:style>
    <style:style style:name="T5" style:family="text">
      <style:text-properties fo:font-style="normal" officeooo:rsid="0022962c" style:font-style-asian="normal" style:font-style-complex="normal"/>
    </style:style>
    <style:style style:name="T6" style:family="text">
      <style:text-properties officeooo:rsid="00210873"/>
    </style:style>
    <style:style style:name="T7" style:family="text">
      <style:text-properties officeooo:rsid="0022962c"/>
    </style:style>
    <style:style style:name="T8" style:family="text">
      <style:text-properties officeooo:rsid="002434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ulsory exercise of units 7 to 9</text:p>
      <text:p text:style-name="P4"/>
      <text:p text:style-name="P11">In this exercise you are going to work with your Git repository in order to maintain updated some C# files.</text:p>
      <text:p text:style-name="P12"/>
      <text:list xml:id="list4131646261" text:style-name="WWNum1a">
        <text:list-item>
          <text:p text:style-name="P13">Create a new, public repository called <text:span text:style-name="T1">Exercise_7_9</text:span></text:p>
        </text:list-item>
        <text:list-item>
          <text:p text:style-name="P13">You will be provided with 2 C# files that you have to upload to your repository. These C# files are written wrongly (they don’t follow the clean code rules), <text:span text:style-name="T8">although they work.</text:span></text:p>
          <text:list>
            <text:list-item>
              <text:p text:style-name="P14">One of them (<text:span text:style-name="T1">average.cs</text:span>) calculates the average of a set of marks, until the user types “end”.</text:p>
            </text:list-item>
            <text:list-item>
              <text:p text:style-name="P14">The other one (<text:span text:style-name="T1">digits.cs</text:span>), calculates how many numbers of 1, 2, 3 or more digits are entered by the user until he/she types “end”.</text:p>
            </text:list-item>
          </text:list>
        </text:list-item>
        <text:list-item>
          <text:p text:style-name="P13">You will <text:span text:style-name="T1">clean </text:span>one of these files and upload the changes to your repository. (With the appropriate actions of Git)</text:p>
        </text:list-item>
        <text:list-item>
          <text:p text:style-name="P13">You will<text:span text:style-name="T1"> clean</text:span> the other file and upload the changes to your repository.</text:p>
        </text:list-item>
        <text:list-item>
          <text:p text:style-name="P13">You will provide the link of your repository in this task delivery, so that we will be able to see the result of your work and the commits performed.</text:p>
        </text:list-item>
      </text:list>
      <text:p text:style-name="P9"/>
      <text:p text:style-name="P9">The grade of this exercise will depend on:</text:p>
      <text:p text:style-name="P9"/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3">You have you</text:span><text:span text:style-name="T5">r</text:span><text:span text:style-name="T3"> own repository. </text:span></text:p>
          </table:table-cell>
          <table:table-cell table:style-name="Tabla1.B1" office:value-type="string">
            <text:p text:style-name="P6">1,5 point<text:span text:style-name="T7">s</text:span></text:p>
          </table:table-cell>
        </table:table-row>
        <table:table-row>
          <table:table-cell table:style-name="Tabla1.A2" office:value-type="string">
            <text:p text:style-name="P10">You have made at least 2 commits</text:p>
          </table:table-cell>
          <table:table-cell table:style-name="Tabla1.B2" office:value-type="string">
            <text:p text:style-name="P6">1,5 point<text:span text:style-name="T7">s</text:span></text:p>
          </table:table-cell>
        </table:table-row>
        <table:table-row>
          <table:table-cell table:style-name="Tabla1.A2" office:value-type="string">
            <text:p text:style-name="P3">You have <text:span text:style-name="T1">clean</text:span><text:span text:style-name="T2">ed</text:span> the files </text:p>
          </table:table-cell>
          <table:table-cell table:style-name="Tabla1.B2" office:value-type="string">
            <text:p text:style-name="P6">7 points (3,5 each file)</text:p>
          </table:table-cell>
        </table:table-row>
      </table:table>
      <text:p text:style-name="P10"/>
      <text:p text:style-name="P9"/>
      <text:p text:style-name="P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s" fo:country="ES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s" fo:country="ES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-complex="0" style:font-family-complex="0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font-size="8pt" officeooo:rsid="00210873" officeooo:paragraph-rsid="0021087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st DAM/DAW<text:tab/>Development environments<text:tab/>IES San Vicente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08:32:00.546000000</meta:creation-date>
    <dc:date>2020-11-04T18:18:36.729000000</dc:date>
    <meta:editing-duration>PT4M2S</meta:editing-duration>
    <meta:editing-cycles>2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17" meta:word-count="217" meta:character-count="1168" meta:non-whitespace-character-count="973"/>
  </office:meta>
</office:document-meta>
</file>